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 (s)</text:p>
          </table:table-cell>
          <table:table-cell table:style-name="ce1" office:value-type="string" calcext:value-type="string">
            <text:p>altitude (m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10-19T18:40:28.801037869</meta:creation-date>
    <dc:date>2016-10-19T23:19:09.463505015</dc:date>
    <dc:creator>Yves Mairesse</dc:creator>
    <meta:editing-duration>PT4H21M13S</meta:editing-duration>
    <meta:editing-cycles>2</meta:editing-cycles>
    <meta:generator>LibreOffice/5.1.5.2$Linux_X86_64 LibreOffice_project/10m0$Build-2</meta:generator>
    <meta:document-statistic meta:table-count="1" meta:cell-count="34" meta:object-count="0"/>
  </office:meta>
</office:document-meta>
</file>